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15D000001900A2DF76A.jpg" manifest:media-type="image/jpeg"/>
  <manifest:file-entry manifest:full-path="Pictures/10000000000001650000019083710CE6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3cm, 1.502cm, 1.292cm, 1.241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04cm, 1.3cm, 1.548cm, 1.374cm)" draw:image-opacity="100%" style:mirror="none"/>
    </style:style>
    <style:style style:name="gr3" style:family="graphic" style:parent-style-name="standard">
      <style:graphic-properties draw:fill="hatch" draw:fill-hatch-name="Black_20_-45_20_Degrees" draw:textarea-horizontal-align="justify" draw:textarea-vertical-align="middle" draw:auto-grow-height="false"/>
    </style:style>
    <style:style style:name="gr4" style:family="graphic" style:parent-style-name="standard">
      <style:graphic-properties draw:fill="hatch" draw:fill-hatch-name="Black_20_45_20_Degrees_20_Wide" draw:textarea-horizontal-align="justify" draw:textarea-vertical-align="middle" draw:auto-grow-height="false"/>
    </style:style>
    <style:style style:name="gr5" style:family="graphic" style:parent-style-name="standard">
      <style:graphic-properties draw:fill="hatch" draw:fill-hatch-name="Black_20_-45_20_Degrees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113cm" svg:height="17.78cm" svg:x="10.525cm" svg:y="1.889cm">
          <draw:image xlink:href="Pictures/10000000000001650000019083710CE6.jpg" xlink:type="simple" xlink:show="embed" xlink:actuate="onLoad">
            <text:p/>
          </draw:image>
        </draw:frame>
        <draw:frame draw:style-name="gr2" draw:text-style-name="P1" draw:layer="layout" svg:width="14.224cm" svg:height="16.764cm" svg:x="0.365cm" svg:y="1.762cm">
          <draw:image xlink:href="Pictures/100000000000015D000001900A2DF76A.jpg" xlink:type="simple" xlink:show="embed" xlink:actuate="onLoad">
            <text:p/>
          </draw:image>
        </draw:frame>
      </draw:page>
      <draw:page draw:name="page2" draw:style-name="dp1" draw:master-page-name="Default">
        <draw:custom-shape draw:style-name="gr3" draw:text-style-name="P1" draw:layer="layout" svg:width="2.187cm" svg:height="2.575cm" svg:x="4.585cm" svg:y="2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5cm" svg:x="6.904cm" svg:y="2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5cm" svg:x="9.222cm" svg:y="2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5cm" svg:x="11.541cm" svg:y="2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5cm" svg:x="13.86cm" svg:y="2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8cm" svg:height="2.575cm" svg:x="16.179cm" svg:y="2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5cm" svg:x="18.497cm" svg:y="2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5cm" svg:x="20.815cm" svg:y="2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6cm" svg:x="4.595cm" svg:y="5.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6cm" svg:x="6.914cm" svg:y="5.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6cm" svg:x="9.232cm" svg:y="5.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6cm" svg:x="11.551cm" svg:y="5.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8cm" svg:height="2.576cm" svg:x="13.869cm" svg:y="5.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8cm" svg:height="2.576cm" svg:x="16.188cm" svg:y="5.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6cm" svg:x="18.507cm" svg:y="5.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6cm" svg:x="20.825cm" svg:y="5.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6cm" svg:x="4.585cm" svg:y="8.16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6cm" svg:x="6.904cm" svg:y="8.16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6cm" svg:x="9.222cm" svg:y="8.16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6cm" svg:x="11.541cm" svg:y="8.16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6cm" svg:x="13.86cm" svg:y="8.16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8cm" svg:height="2.576cm" svg:x="16.179cm" svg:y="8.16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6cm" svg:x="18.497cm" svg:y="8.16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6cm" svg:x="20.815cm" svg:y="8.16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5cm" svg:x="4.595cm" svg:y="10.8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5cm" svg:x="6.914cm" svg:y="10.8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5cm" svg:x="9.232cm" svg:y="10.8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5cm" svg:x="11.551cm" svg:y="10.8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8cm" svg:height="2.575cm" svg:x="13.869cm" svg:y="10.8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8cm" svg:height="2.575cm" svg:x="16.188cm" svg:y="10.8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5cm" svg:x="18.507cm" svg:y="10.8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5cm" svg:x="20.825cm" svg:y="10.8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5cm" svg:x="4.585cm" svg:y="13.5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5cm" svg:x="6.904cm" svg:y="13.5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5cm" svg:x="9.222cm" svg:y="13.5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5cm" svg:x="11.541cm" svg:y="13.5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5cm" svg:x="13.86cm" svg:y="13.5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8cm" svg:height="2.575cm" svg:x="16.179cm" svg:y="13.5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5cm" svg:x="18.497cm" svg:y="13.5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5cm" svg:x="20.815cm" svg:y="13.5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6cm" svg:x="4.595cm" svg:y="16.2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6cm" svg:x="6.914cm" svg:y="16.2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6cm" svg:x="9.232cm" svg:y="16.2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6cm" svg:x="11.551cm" svg:y="16.2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8cm" svg:height="2.576cm" svg:x="13.869cm" svg:y="16.2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8cm" svg:height="2.576cm" svg:x="16.188cm" svg:y="16.2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6cm" svg:x="18.507cm" svg:y="16.2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87cm" svg:height="2.576cm" svg:x="20.825cm" svg:y="16.2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93cm" svg:height="2.575cm" svg:x="2.878cm" svg:y="2.7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93cm" svg:height="2.575cm" svg:x="2.877cm" svg:y="5.4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93cm" svg:height="2.575cm" svg:x="2.876cm" svg:y="8.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93cm" svg:height="2.575cm" svg:x="2.877cm" svg:y="10.8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93cm" svg:height="2.575cm" svg:x="2.876cm" svg:y="13.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93cm" svg:height="2.575cm" svg:x="2.875cm" svg:y="16.25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93cm" svg:height="2.575cm" svg:x="23.152cm" svg:y="2.7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93cm" svg:height="2.575cm" svg:x="23.151cm" svg:y="5.4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93cm" svg:height="2.575cm" svg:x="23.15cm" svg:y="8.15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93cm" svg:height="2.575cm" svg:x="23.151cm" svg:y="10.8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93cm" svg:height="2.575cm" svg:x="23.15cm" svg:y="13.55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93cm" svg:height="2.575cm" svg:x="23.149cm" svg:y="16.2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4cm" svg:height="1.6cm" svg:x="4.581cm" svg:y="1.05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4cm" svg:height="1.6cm" svg:x="6.893cm" svg:y="1.05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4cm" svg:height="1.6cm" svg:x="9.204cm" svg:y="1.05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4cm" svg:height="1.6cm" svg:x="11.516cm" svg:y="1.05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4cm" svg:height="1.6cm" svg:x="4.581cm" svg:y="18.9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4cm" svg:height="1.6cm" svg:x="6.893cm" svg:y="18.9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4cm" svg:height="1.6cm" svg:x="9.204cm" svg:y="18.9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4cm" svg:height="1.6cm" svg:x="11.516cm" svg:y="18.9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cm" svg:height="1.6cm" svg:x="2.88cm" svg:y="1.0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cm" svg:height="1.6cm" svg:x="23.149cm" svg:y="1.05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cm" svg:height="1.6cm" svg:x="2.88cm" svg:y="18.9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cm" svg:height="1.6cm" svg:x="23.149cm" svg:y="18.9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4cm" svg:height="1.6cm" svg:x="13.881cm" svg:y="18.9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4cm" svg:height="1.6cm" svg:x="16.193cm" svg:y="18.9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4cm" svg:height="1.6cm" svg:x="18.504cm" svg:y="18.9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4cm" svg:height="1.6cm" svg:x="20.816cm" svg:y="18.9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4cm" svg:height="1.6cm" svg:x="13.878cm" svg:y="1.05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4cm" svg:height="1.6cm" svg:x="16.19cm" svg:y="1.05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4cm" svg:height="1.6cm" svg:x="18.501cm" svg:y="1.05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4cm" svg:height="1.6cm" svg:x="20.813cm" svg:y="1.05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184cm" svg:height="2.565cm" svg:x="29.448cm" svg:y="9.255cm">
          <draw:image xlink:href="Pictures/10000000000001650000019083710CE6.jpg" xlink:type="simple" xlink:show="embed" xlink:actuate="onLoad">
            <text:p/>
          </draw:image>
        </draw:frame>
      </draw:page>
      <draw:page draw:name="page3" draw:style-name="dp1" draw:master-page-name="Default">
        <draw:custom-shape draw:style-name="gr5" draw:text-style-name="P1" draw:layer="layout" svg:width="2.187cm" svg:height="2.575cm" svg:x="4.583cm" svg:y="2.76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5cm" svg:x="6.902cm" svg:y="2.76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5cm" svg:x="9.22cm" svg:y="2.762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5cm" svg:x="11.539cm" svg:y="2.762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5cm" svg:x="13.858cm" svg:y="2.762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8cm" svg:height="2.575cm" svg:x="16.177cm" svg:y="2.762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5cm" svg:x="18.495cm" svg:y="2.762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5cm" svg:x="20.813cm" svg:y="2.762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6cm" svg:x="4.593cm" svg:y="5.469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6cm" svg:x="6.912cm" svg:y="5.469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6cm" svg:x="9.23cm" svg:y="5.469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6cm" svg:x="11.549cm" svg:y="5.469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8cm" svg:height="2.576cm" svg:x="13.867cm" svg:y="5.469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8cm" svg:height="2.576cm" svg:x="16.186cm" svg:y="5.469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6cm" svg:x="18.505cm" svg:y="5.469cm">
          <text:p text:style-name="P1">15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6cm" svg:x="20.823cm" svg:y="5.469cm">
          <text:p text:style-name="P1">16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6cm" svg:x="4.583cm" svg:y="8.168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6cm" svg:x="6.902cm" svg:y="8.168cm">
          <text:p text:style-name="P1">18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6cm" svg:x="9.22cm" svg:y="8.168cm">
          <text:p text:style-name="P1">19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6cm" svg:x="11.539cm" svg:y="8.168cm">
          <text:p text:style-name="P1">20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6cm" svg:x="13.858cm" svg:y="8.168cm">
          <text:p text:style-name="P1">21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8cm" svg:height="2.576cm" svg:x="16.177cm" svg:y="8.168cm">
          <text:p text:style-name="P1">22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6cm" svg:x="18.495cm" svg:y="8.168cm">
          <text:p text:style-name="P1">23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6cm" svg:x="20.813cm" svg:y="8.168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5cm" svg:x="4.593cm" svg:y="10.876cm">
          <text:p text:style-name="P1">25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5cm" svg:x="6.912cm" svg:y="10.876cm">
          <text:p text:style-name="P1">26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5cm" svg:x="9.23cm" svg:y="10.876cm">
          <text:p text:style-name="P1">27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5cm" svg:x="11.549cm" svg:y="10.876cm">
          <text:p text:style-name="P1">28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8cm" svg:height="2.575cm" svg:x="13.867cm" svg:y="10.876cm">
          <text:p text:style-name="P1">29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8cm" svg:height="2.575cm" svg:x="16.186cm" svg:y="10.876cm">
          <text:p text:style-name="P1">30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5cm" svg:x="18.505cm" svg:y="10.876cm">
          <text:p text:style-name="P1">31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5cm" svg:x="20.823cm" svg:y="10.876cm">
          <text:p text:style-name="P1">32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5cm" svg:x="4.583cm" svg:y="13.575cm">
          <text:p text:style-name="P1">33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5cm" svg:x="6.902cm" svg:y="13.575cm">
          <text:p text:style-name="P1">34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5cm" svg:x="9.22cm" svg:y="13.575cm">
          <text:p text:style-name="P1">35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5cm" svg:x="11.539cm" svg:y="13.575cm">
          <text:p text:style-name="P1">36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5cm" svg:x="13.858cm" svg:y="13.575cm">
          <text:p text:style-name="P1">37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8cm" svg:height="2.575cm" svg:x="16.177cm" svg:y="13.575cm">
          <text:p text:style-name="P1">38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5cm" svg:x="18.495cm" svg:y="13.575cm">
          <text:p text:style-name="P1">39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5cm" svg:x="20.813cm" svg:y="13.575cm">
          <text:p text:style-name="P1">40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6cm" svg:x="4.593cm" svg:y="16.282cm">
          <text:p text:style-name="P1">41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6cm" svg:x="6.912cm" svg:y="16.282cm">
          <text:p text:style-name="P1">42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6cm" svg:x="9.23cm" svg:y="16.282cm">
          <text:p text:style-name="P1">43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6cm" svg:x="11.549cm" svg:y="16.282cm">
          <text:p text:style-name="P1">44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8cm" svg:height="2.576cm" svg:x="13.867cm" svg:y="16.282cm">
          <text:p text:style-name="P1">45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8cm" svg:height="2.576cm" svg:x="16.186cm" svg:y="16.282cm">
          <text:p text:style-name="P1">46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6cm" svg:x="18.505cm" svg:y="16.282cm">
          <text:p text:style-name="P1">47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87cm" svg:height="2.576cm" svg:x="20.823cm" svg:y="16.282cm">
          <text:p text:style-name="P1">48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93cm" svg:height="2.575cm" svg:x="2.876cm" svg:y="2.7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93cm" svg:height="2.575cm" svg:x="2.875cm" svg:y="5.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93cm" svg:height="2.575cm" svg:x="2.874cm" svg:y="8.15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93cm" svg:height="2.575cm" svg:x="2.875cm" svg:y="10.8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93cm" svg:height="2.575cm" svg:x="2.874cm" svg:y="13.55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93cm" svg:height="2.575cm" svg:x="2.873cm" svg:y="16.25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93cm" svg:height="2.575cm" svg:x="23.15cm" svg:y="2.7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93cm" svg:height="2.575cm" svg:x="23.149cm" svg:y="5.45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93cm" svg:height="2.575cm" svg:x="23.148cm" svg:y="8.1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93cm" svg:height="2.575cm" svg:x="23.149cm" svg:y="10.85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93cm" svg:height="2.575cm" svg:x="23.148cm" svg:y="13.5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93cm" svg:height="2.575cm" svg:x="23.147cm" svg:y="16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4cm" svg:height="1.6cm" svg:x="4.579cm" svg:y="1.0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4cm" svg:height="1.6cm" svg:x="6.891cm" svg:y="1.0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4cm" svg:height="1.6cm" svg:x="9.202cm" svg:y="1.0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4cm" svg:height="1.6cm" svg:x="11.514cm" svg:y="1.0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4cm" svg:height="1.6cm" svg:x="4.579cm" svg:y="18.9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4cm" svg:height="1.6cm" svg:x="6.891cm" svg:y="18.9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4cm" svg:height="1.6cm" svg:x="9.202cm" svg:y="18.9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4cm" svg:height="1.6cm" svg:x="11.514cm" svg:y="18.9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cm" svg:height="1.6cm" svg:x="2.878cm" svg:y="1.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cm" svg:height="1.6cm" svg:x="23.147cm" svg:y="1.0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cm" svg:height="1.6cm" svg:x="2.878cm" svg:y="18.9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cm" svg:height="1.6cm" svg:x="23.147cm" svg:y="18.9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4cm" svg:height="1.6cm" svg:x="13.879cm" svg:y="18.9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4cm" svg:height="1.6cm" svg:x="16.191cm" svg:y="18.9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4cm" svg:height="1.6cm" svg:x="18.502cm" svg:y="18.9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4cm" svg:height="1.6cm" svg:x="20.814cm" svg:y="18.9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4cm" svg:height="1.6cm" svg:x="13.876cm" svg:y="1.0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4cm" svg:height="1.6cm" svg:x="16.188cm" svg:y="1.0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4cm" svg:height="1.6cm" svg:x="18.499cm" svg:y="1.0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84cm" svg:height="1.6cm" svg:x="20.811cm" svg:y="1.051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g>
          <draw:custom-shape draw:style-name="gr5" draw:text-style-name="P1" draw:layer="layout" svg:width="2.187cm" svg:height="2.575cm" svg:x="4.581cm" svg:y="2.761cm">
            <text:p text:style-name="P1">1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5cm" svg:x="6.9cm" svg:y="2.761cm">
            <text:p text:style-name="P1">2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5cm" svg:x="9.218cm" svg:y="2.761cm">
            <text:p text:style-name="P1">3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5cm" svg:x="11.537cm" svg:y="2.761cm">
            <text:p text:style-name="P1">4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5cm" svg:x="13.856cm" svg:y="2.761cm">
            <text:p text:style-name="P1">5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8cm" svg:height="2.575cm" svg:x="16.175cm" svg:y="2.761cm">
            <text:p text:style-name="P1">6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5cm" svg:x="18.493cm" svg:y="2.761cm">
            <text:p text:style-name="P1">7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5cm" svg:x="20.811cm" svg:y="2.761cm">
            <text:p text:style-name="P1">8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6cm" svg:x="4.591cm" svg:y="5.468cm">
            <text:p text:style-name="P1">9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6cm" svg:x="6.91cm" svg:y="5.468cm">
            <text:p text:style-name="P1">10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6cm" svg:x="9.228cm" svg:y="5.468cm">
            <text:p text:style-name="P1">11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6cm" svg:x="11.547cm" svg:y="5.468cm">
            <text:p text:style-name="P1">12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8cm" svg:height="2.576cm" svg:x="13.865cm" svg:y="5.468cm">
            <text:p text:style-name="P1">13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8cm" svg:height="2.576cm" svg:x="16.184cm" svg:y="5.468cm">
            <text:p text:style-name="P1">14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6cm" svg:x="18.503cm" svg:y="5.468cm">
            <text:p text:style-name="P1">15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6cm" svg:x="20.821cm" svg:y="5.468cm">
            <text:p text:style-name="P1">16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6cm" svg:x="4.581cm" svg:y="8.167cm">
            <text:p text:style-name="P1">17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6cm" svg:x="6.9cm" svg:y="8.167cm">
            <text:p text:style-name="P1">18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6cm" svg:x="9.218cm" svg:y="8.167cm">
            <text:p text:style-name="P1">19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6cm" svg:x="11.537cm" svg:y="8.167cm">
            <text:p text:style-name="P1">20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6cm" svg:x="13.856cm" svg:y="8.167cm">
            <text:p text:style-name="P1">21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8cm" svg:height="2.576cm" svg:x="16.175cm" svg:y="8.167cm">
            <text:p text:style-name="P1">22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6cm" svg:x="18.493cm" svg:y="8.167cm">
            <text:p text:style-name="P1">23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6cm" svg:x="20.811cm" svg:y="8.167cm">
            <text:p text:style-name="P1">24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5cm" svg:x="4.591cm" svg:y="10.875cm">
            <text:p text:style-name="P1">25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5cm" svg:x="6.91cm" svg:y="10.875cm">
            <text:p text:style-name="P1">26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5cm" svg:x="9.228cm" svg:y="10.875cm">
            <text:p text:style-name="P1">27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5cm" svg:x="11.547cm" svg:y="10.875cm">
            <text:p text:style-name="P1">28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8cm" svg:height="2.575cm" svg:x="13.865cm" svg:y="10.875cm">
            <text:p text:style-name="P1">29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8cm" svg:height="2.575cm" svg:x="16.184cm" svg:y="10.875cm">
            <text:p text:style-name="P1">30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5cm" svg:x="18.503cm" svg:y="10.875cm">
            <text:p text:style-name="P1">31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5cm" svg:x="20.821cm" svg:y="10.875cm">
            <text:p text:style-name="P1">32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5cm" svg:x="4.581cm" svg:y="13.574cm">
            <text:p text:style-name="P1">33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5cm" svg:x="6.9cm" svg:y="13.574cm">
            <text:p text:style-name="P1">34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5cm" svg:x="9.218cm" svg:y="13.574cm">
            <text:p text:style-name="P1">35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5cm" svg:x="11.537cm" svg:y="13.574cm">
            <text:p text:style-name="P1">36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5cm" svg:x="13.856cm" svg:y="13.574cm">
            <text:p text:style-name="P1">37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8cm" svg:height="2.575cm" svg:x="16.175cm" svg:y="13.574cm">
            <text:p text:style-name="P1">38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5cm" svg:x="18.493cm" svg:y="13.574cm">
            <text:p text:style-name="P1">39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5cm" svg:x="20.811cm" svg:y="13.574cm">
            <text:p text:style-name="P1">40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6cm" svg:x="4.591cm" svg:y="16.281cm">
            <text:p text:style-name="P1">41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6cm" svg:x="6.91cm" svg:y="16.281cm">
            <text:p text:style-name="P1">42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6cm" svg:x="9.228cm" svg:y="16.281cm">
            <text:p text:style-name="P1">43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6cm" svg:x="11.547cm" svg:y="16.281cm">
            <text:p text:style-name="P1">44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8cm" svg:height="2.576cm" svg:x="13.865cm" svg:y="16.281cm">
            <text:p text:style-name="P1">45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8cm" svg:height="2.576cm" svg:x="16.184cm" svg:y="16.281cm">
            <text:p text:style-name="P1">46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6cm" svg:x="18.503cm" svg:y="16.281cm">
            <text:p text:style-name="P1">47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187cm" svg:height="2.576cm" svg:x="20.821cm" svg:y="16.281cm">
            <text:p text:style-name="P1">48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593cm" svg:height="2.575cm" svg:x="2.874cm" svg:y="2.7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593cm" svg:height="2.575cm" svg:x="2.873cm" svg:y="5.45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593cm" svg:height="2.575cm" svg:x="2.872cm" svg:y="8.15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593cm" svg:height="2.575cm" svg:x="2.873cm" svg:y="10.85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593cm" svg:height="2.575cm" svg:x="2.872cm" svg:y="13.55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593cm" svg:height="2.575cm" svg:x="2.871cm" svg:y="16.25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593cm" svg:height="2.575cm" svg:x="23.148cm" svg:y="2.75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593cm" svg:height="2.575cm" svg:x="23.147cm" svg:y="5.45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593cm" svg:height="2.575cm" svg:x="23.146cm" svg:y="8.1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593cm" svg:height="2.575cm" svg:x="23.147cm" svg:y="10.85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593cm" svg:height="2.575cm" svg:x="23.146cm" svg:y="13.5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593cm" svg:height="2.575cm" svg:x="23.145cm" svg:y="16.24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4cm" svg:height="1.6cm" svg:x="4.577cm" svg:y="1.0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4cm" svg:height="1.6cm" svg:x="6.889cm" svg:y="1.0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4cm" svg:height="1.6cm" svg:x="9.2cm" svg:y="1.0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4cm" svg:height="1.6cm" svg:x="11.512cm" svg:y="1.0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4cm" svg:height="1.6cm" svg:x="4.577cm" svg:y="18.98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4cm" svg:height="1.6cm" svg:x="6.889cm" svg:y="18.98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4cm" svg:height="1.6cm" svg:x="9.2cm" svg:y="18.98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4cm" svg:height="1.6cm" svg:x="11.512cm" svg:y="18.98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6cm" svg:height="1.6cm" svg:x="2.876cm" svg:y="1.04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6cm" svg:height="1.6cm" svg:x="23.145cm" svg:y="1.0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6cm" svg:height="1.6cm" svg:x="2.876cm" svg:y="18.98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6cm" svg:height="1.6cm" svg:x="23.145cm" svg:y="18.98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4cm" svg:height="1.6cm" svg:x="13.877cm" svg:y="18.98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4cm" svg:height="1.6cm" svg:x="16.189cm" svg:y="18.98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4cm" svg:height="1.6cm" svg:x="18.5cm" svg:y="18.98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4cm" svg:height="1.6cm" svg:x="20.812cm" svg:y="18.98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4cm" svg:height="1.6cm" svg:x="13.874cm" svg:y="1.0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4cm" svg:height="1.6cm" svg:x="16.186cm" svg:y="1.0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4cm" svg:height="1.6cm" svg:x="18.497cm" svg:y="1.0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184cm" svg:height="1.6cm" svg:x="20.809cm" svg:y="1.05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2.184cm" svg:height="2.565cm" svg:x="6.893cm" svg:y="8.188cm">
          <draw:image xlink:href="Pictures/10000000000001650000019083710CE6.jpg" xlink:type="simple" xlink:show="embed" xlink:actuate="onLoad">
            <text:p/>
          </draw:image>
        </draw:frame>
      </draw:page>
      <draw:page draw:name="page5" draw:style-name="dp1" draw:master-page-name="Default">
        <draw:g>
          <draw:custom-shape draw:style-name="gr5" draw:text-style-name="P2" draw:layer="layout" svg:width="2.503cm" svg:height="2.948cm" svg:x="1.974cm" svg:y="1.581cm">
            <text:p text:style-name="P1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8cm" svg:x="4.628cm" svg:y="1.581cm">
            <text:p text:style-name="P1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2cm" svg:height="2.948cm" svg:x="7.281cm" svg:y="1.581cm">
            <text:p text:style-name="P1"><text:span text:style-name="T1">3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2cm" svg:height="2.948cm" svg:x="9.935cm" svg:y="1.581cm">
            <text:p text:style-name="P1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2cm" svg:height="2.948cm" svg:x="12.589cm" svg:y="1.581cm">
            <text:p text:style-name="P1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8cm" svg:x="15.244cm" svg:y="1.581cm">
            <text:p text:style-name="P1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8cm" svg:x="17.896cm" svg:y="1.581cm">
            <text:p text:style-name="P1"><text:span text:style-name="T1">7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8cm" svg:x="20.549cm" svg:y="1.581cm">
            <text:p text:style-name="P1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4cm" svg:height="2.949cm" svg:x="1.985cm" svg:y="4.679cm">
            <text:p text:style-name="P1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4cm" svg:height="2.949cm" svg:x="4.639cm" svg:y="4.679cm">
            <text:p text:style-name="P1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4cm" svg:height="2.949cm" svg:x="7.292cm" svg:y="4.679cm">
            <text:p text:style-name="P1"><text:span text:style-name="T1">11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9cm" svg:x="9.946cm" svg:y="4.679cm">
            <text:p text:style-name="P1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9cm" svg:x="12.6cm" svg:y="4.679cm">
            <text:p text:style-name="P1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4cm" svg:height="2.949cm" svg:x="15.254cm" svg:y="4.679cm">
            <text:p text:style-name="P1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9cm" svg:x="17.908cm" svg:y="4.679cm">
            <text:p text:style-name="P1"><text:span text:style-name="T1">15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4cm" svg:height="2.949cm" svg:x="20.56cm" svg:y="4.679cm">
            <text:p text:style-name="P1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9cm" svg:x="1.974cm" svg:y="7.768cm">
            <text:p text:style-name="P1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9cm" svg:x="4.628cm" svg:y="7.768cm">
            <text:p text:style-name="P1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2cm" svg:height="2.949cm" svg:x="7.281cm" svg:y="7.768cm">
            <text:p text:style-name="P1"><text:span text:style-name="T1">19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2cm" svg:height="2.949cm" svg:x="9.935cm" svg:y="7.768cm">
            <text:p text:style-name="P1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2cm" svg:height="2.949cm" svg:x="12.589cm" svg:y="7.768cm">
            <text:p text:style-name="P1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9cm" svg:x="15.244cm" svg:y="7.768cm">
            <text:p text:style-name="P1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9cm" svg:x="17.896cm" svg:y="7.768cm">
            <text:p text:style-name="P1"><text:span text:style-name="T1">23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9cm" svg:x="20.549cm" svg:y="7.768cm">
            <text:p text:style-name="P1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4cm" svg:height="2.947cm" svg:x="1.985cm" svg:y="10.868cm">
            <text:p text:style-name="P1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4cm" svg:height="2.947cm" svg:x="4.639cm" svg:y="10.868cm">
            <text:p text:style-name="P1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4cm" svg:height="2.947cm" svg:x="7.292cm" svg:y="10.868cm">
            <text:p text:style-name="P1"><text:span text:style-name="T1">27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7cm" svg:x="9.946cm" svg:y="10.868cm">
            <text:p text:style-name="P1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7cm" svg:x="12.6cm" svg:y="10.868cm">
            <text:p text:style-name="P1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4cm" svg:height="2.947cm" svg:x="15.254cm" svg:y="10.868cm">
            <text:p text:style-name="P1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7cm" svg:x="17.908cm" svg:y="10.868cm">
            <text:p text:style-name="P1"><text:span text:style-name="T1">31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4cm" svg:height="2.947cm" svg:x="20.56cm" svg:y="10.868cm">
            <text:p text:style-name="P1"><text:span text:style-name="T1">32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7cm" svg:x="1.974cm" svg:y="13.957cm">
            <text:p text:style-name="P1"><text:span text:style-name="T1">33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7cm" svg:x="4.628cm" svg:y="13.957cm">
            <text:p text:style-name="P1"><text:span text:style-name="T1">34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2cm" svg:height="2.947cm" svg:x="7.281cm" svg:y="13.957cm">
            <text:p text:style-name="P1"><text:span text:style-name="T1">35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2cm" svg:height="2.947cm" svg:x="9.935cm" svg:y="13.957cm">
            <text:p text:style-name="P1"><text:span text:style-name="T1">36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2cm" svg:height="2.947cm" svg:x="12.589cm" svg:y="13.957cm">
            <text:p text:style-name="P1"><text:span text:style-name="T1">37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7cm" svg:x="15.244cm" svg:y="13.957cm">
            <text:p text:style-name="P1"><text:span text:style-name="T1">38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7cm" svg:x="17.896cm" svg:y="13.957cm">
            <text:p text:style-name="P1"><text:span text:style-name="T1">39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7cm" svg:x="20.549cm" svg:y="13.957cm">
            <text:p text:style-name="P1"><text:span text:style-name="T1">40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4cm" svg:height="2.949cm" svg:x="1.985cm" svg:y="17.055cm">
            <text:p text:style-name="P1"><text:span text:style-name="T1">41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4cm" svg:height="2.949cm" svg:x="4.639cm" svg:y="17.055cm">
            <text:p text:style-name="P1"><text:span text:style-name="T1">42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4cm" svg:height="2.949cm" svg:x="7.292cm" svg:y="17.055cm">
            <text:p text:style-name="P1"><text:span text:style-name="T1">43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9cm" svg:x="9.946cm" svg:y="17.055cm">
            <text:p text:style-name="P1"><text:span text:style-name="T1">44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9cm" svg:x="12.6cm" svg:y="17.055cm">
            <text:p text:style-name="P1"><text:span text:style-name="T1">45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4cm" svg:height="2.949cm" svg:x="15.254cm" svg:y="17.055cm">
            <text:p text:style-name="P1"><text:span text:style-name="T1">46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9cm" svg:x="17.908cm" svg:y="17.055cm">
            <text:p text:style-name="P1"><text:span text:style-name="T1">47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4cm" svg:height="2.949cm" svg:x="20.56cm" svg:y="17.055cm">
            <text:p text:style-name="P1"><text:span text:style-name="T1">48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824cm" svg:height="2.948cm" svg:x="0.02cm" svg:y="1.5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824cm" svg:height="2.948cm" svg:x="0.019cm" svg:y="4.66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823cm" svg:height="2.948cm" svg:x="0.018cm" svg:y="7.75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824cm" svg:height="2.947cm" svg:x="0.019cm" svg:y="10.8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823cm" svg:height="2.947cm" svg:x="0.018cm" svg:y="13.93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824cm" svg:height="2.947cm" svg:x="0.016cm" svg:y="17.02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824cm" svg:height="2.948cm" svg:x="23.224cm" svg:y="1.57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823cm" svg:height="2.948cm" svg:x="23.223cm" svg:y="4.6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823cm" svg:height="2.948cm" svg:x="23.222cm" svg:y="7.74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823cm" svg:height="2.947cm" svg:x="23.223cm" svg:y="10.84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823cm" svg:height="2.947cm" svg:x="23.222cm" svg:y="13.9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824cm" svg:height="2.947cm" svg:x="23.22cm" svg:y="17.01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498cm" svg:height="1.442cm" svg:x="1.97cm" svg:y="20.14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5cm" svg:height="1.442cm" svg:x="4.614cm" svg:y="20.14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5cm" svg:height="1.442cm" svg:x="7.259cm" svg:y="20.14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499cm" svg:height="1.442cm" svg:x="9.905cm" svg:y="20.14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831cm" svg:height="1.442cm" svg:x="0.023cm" svg:y="20.14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832cm" svg:height="1.442cm" svg:x="23.217cm" svg:y="20.14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498cm" svg:height="1.442cm" svg:x="12.612cm" svg:y="20.14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5cm" svg:height="1.442cm" svg:x="15.257cm" svg:y="20.14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501cm" svg:height="1.442cm" svg:x="17.902cm" svg:y="20.14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499cm" svg:height="1.442cm" svg:x="20.548cm" svg:y="20.14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499cm" svg:height="1.454cm" svg:x="1.97cm" svg:y="0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5cm" svg:height="1.454cm" svg:x="4.615cm" svg:y="0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5cm" svg:height="1.454cm" svg:x="7.26cm" svg:y="0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499cm" svg:height="1.454cm" svg:x="9.906cm" svg:y="0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837cm" svg:height="1.443cm" svg:x="0cm" svg:y="0.00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832cm" svg:height="1.454cm" svg:x="23.22cm" svg:y="0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498cm" svg:height="1.454cm" svg:x="12.611cm" svg:y="0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5cm" svg:height="1.454cm" svg:x="15.256cm" svg:y="0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499cm" svg:height="1.454cm" svg:x="17.901cm" svg:y="0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499cm" svg:height="1.454cm" svg:x="20.547cm" svg:y="0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2.5cm" svg:height="2.935cm" svg:x="4.632cm" svg:y="7.782cm">
          <draw:image xlink:href="Pictures/10000000000001650000019083710CE6.jpg" xlink:type="simple" xlink:show="embed" xlink:actuate="onLoad">
            <text:p/>
          </draw:image>
        </draw:frame>
        <draw:frame draw:style-name="gr2" draw:text-style-name="P1" draw:layer="layout" svg:width="2.515cm" svg:height="2.946cm" svg:x="4.632cm" svg:y="13.954cm">
          <draw:image xlink:href="Pictures/100000000000015D000001900A2DF76A.jpg" xlink:type="simple" xlink:show="embed" xlink:actuate="onLoad">
            <text:p/>
          </draw:image>
        </draw:frame>
      </draw:page>
      <draw:page draw:name="page6" draw:style-name="dp1" draw:master-page-name="Default">
        <draw:g>
          <draw:custom-shape draw:style-name="gr5" draw:text-style-name="P2" draw:layer="layout" svg:width="2.503cm" svg:height="2.948cm" svg:x="1.972cm" svg:y="1.58cm">
            <text:p text:style-name="P1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8cm" svg:x="4.626cm" svg:y="1.58cm">
            <text:p text:style-name="P1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2cm" svg:height="2.948cm" svg:x="7.279cm" svg:y="1.58cm">
            <text:p text:style-name="P1"><text:span text:style-name="T1">3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2cm" svg:height="2.948cm" svg:x="9.933cm" svg:y="1.58cm">
            <text:p text:style-name="P1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2cm" svg:height="2.948cm" svg:x="12.587cm" svg:y="1.58cm">
            <text:p text:style-name="P1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8cm" svg:x="15.242cm" svg:y="1.58cm">
            <text:p text:style-name="P1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8cm" svg:x="17.894cm" svg:y="1.58cm">
            <text:p text:style-name="P1"><text:span text:style-name="T1">7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8cm" svg:x="20.547cm" svg:y="1.58cm">
            <text:p text:style-name="P1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4cm" svg:height="2.949cm" svg:x="1.983cm" svg:y="4.678cm">
            <text:p text:style-name="P1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4cm" svg:height="2.949cm" svg:x="4.637cm" svg:y="4.678cm">
            <text:p text:style-name="P1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4cm" svg:height="2.949cm" svg:x="7.29cm" svg:y="4.678cm">
            <text:p text:style-name="P1"><text:span text:style-name="T1">11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9cm" svg:x="9.944cm" svg:y="4.678cm">
            <text:p text:style-name="P1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9cm" svg:x="12.598cm" svg:y="4.678cm">
            <text:p text:style-name="P1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4cm" svg:height="2.949cm" svg:x="15.252cm" svg:y="4.678cm">
            <text:p text:style-name="P1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9cm" svg:x="17.906cm" svg:y="4.678cm">
            <text:p text:style-name="P1"><text:span text:style-name="T1">15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4cm" svg:height="2.949cm" svg:x="20.558cm" svg:y="4.678cm">
            <text:p text:style-name="P1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9cm" svg:x="1.972cm" svg:y="7.767cm">
            <text:p text:style-name="P1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9cm" svg:x="4.626cm" svg:y="7.767cm">
            <text:p text:style-name="P1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2cm" svg:height="2.949cm" svg:x="7.279cm" svg:y="7.767cm">
            <text:p text:style-name="P1"><text:span text:style-name="T1">19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2cm" svg:height="2.949cm" svg:x="9.933cm" svg:y="7.767cm">
            <text:p text:style-name="P1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2cm" svg:height="2.949cm" svg:x="12.587cm" svg:y="7.767cm">
            <text:p text:style-name="P1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9cm" svg:x="15.242cm" svg:y="7.767cm">
            <text:p text:style-name="P1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9cm" svg:x="17.894cm" svg:y="7.767cm">
            <text:p text:style-name="P1"><text:span text:style-name="T1">23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9cm" svg:x="20.547cm" svg:y="7.767cm">
            <text:p text:style-name="P1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4cm" svg:height="2.947cm" svg:x="1.983cm" svg:y="10.867cm">
            <text:p text:style-name="P1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4cm" svg:height="2.947cm" svg:x="4.637cm" svg:y="10.867cm">
            <text:p text:style-name="P1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4cm" svg:height="2.947cm" svg:x="7.29cm" svg:y="10.867cm">
            <text:p text:style-name="P1"><text:span text:style-name="T1">27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7cm" svg:x="9.944cm" svg:y="10.867cm">
            <text:p text:style-name="P1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7cm" svg:x="12.598cm" svg:y="10.867cm">
            <text:p text:style-name="P1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4cm" svg:height="2.947cm" svg:x="15.252cm" svg:y="10.867cm">
            <text:p text:style-name="P1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7cm" svg:x="17.906cm" svg:y="10.867cm">
            <text:p text:style-name="P1"><text:span text:style-name="T1">31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4cm" svg:height="2.947cm" svg:x="20.558cm" svg:y="10.867cm">
            <text:p text:style-name="P1"><text:span text:style-name="T1">32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7cm" svg:x="1.972cm" svg:y="13.956cm">
            <text:p text:style-name="P1"><text:span text:style-name="T1">33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7cm" svg:x="4.626cm" svg:y="13.956cm">
            <text:p text:style-name="P1"><text:span text:style-name="T1">34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2cm" svg:height="2.947cm" svg:x="7.279cm" svg:y="13.956cm">
            <text:p text:style-name="P1"><text:span text:style-name="T1">35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2cm" svg:height="2.947cm" svg:x="9.933cm" svg:y="13.956cm">
            <text:p text:style-name="P1"><text:span text:style-name="T1">36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2cm" svg:height="2.947cm" svg:x="12.587cm" svg:y="13.956cm">
            <text:p text:style-name="P1"><text:span text:style-name="T1">37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7cm" svg:x="15.242cm" svg:y="13.956cm">
            <text:p text:style-name="P1"><text:span text:style-name="T1">38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7cm" svg:x="17.894cm" svg:y="13.956cm">
            <text:p text:style-name="P1"><text:span text:style-name="T1">39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7cm" svg:x="20.547cm" svg:y="13.956cm">
            <text:p text:style-name="P1"><text:span text:style-name="T1">40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4cm" svg:height="2.949cm" svg:x="1.983cm" svg:y="17.054cm">
            <text:p text:style-name="P1"><text:span text:style-name="T1">41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4cm" svg:height="2.949cm" svg:x="4.637cm" svg:y="17.054cm">
            <text:p text:style-name="P1"><text:span text:style-name="T1">42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4cm" svg:height="2.949cm" svg:x="7.29cm" svg:y="17.054cm">
            <text:p text:style-name="P1"><text:span text:style-name="T1">43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9cm" svg:x="9.944cm" svg:y="17.054cm">
            <text:p text:style-name="P1"><text:span text:style-name="T1">44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9cm" svg:x="12.598cm" svg:y="17.054cm">
            <text:p text:style-name="P1"><text:span text:style-name="T1">45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4cm" svg:height="2.949cm" svg:x="15.252cm" svg:y="17.054cm">
            <text:p text:style-name="P1"><text:span text:style-name="T1">46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3cm" svg:height="2.949cm" svg:x="17.906cm" svg:y="17.054cm">
            <text:p text:style-name="P1"><text:span text:style-name="T1">47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504cm" svg:height="2.949cm" svg:x="20.558cm" svg:y="17.054cm">
            <text:p text:style-name="P1"><text:span text:style-name="T1">48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824cm" svg:height="2.948cm" svg:x="0.018cm" svg:y="1.57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824cm" svg:height="2.948cm" svg:x="0.017cm" svg:y="4.66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823cm" svg:height="2.948cm" svg:x="0.016cm" svg:y="7.75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824cm" svg:height="2.947cm" svg:x="0.017cm" svg:y="10.84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823cm" svg:height="2.947cm" svg:x="0.016cm" svg:y="13.93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824cm" svg:height="2.947cm" svg:x="0.014cm" svg:y="17.02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824cm" svg:height="2.948cm" svg:x="23.222cm" svg:y="1.5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823cm" svg:height="2.948cm" svg:x="23.221cm" svg:y="4.65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823cm" svg:height="2.948cm" svg:x="23.22cm" svg:y="7.74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823cm" svg:height="2.947cm" svg:x="23.221cm" svg:y="10.8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823cm" svg:height="2.947cm" svg:x="23.22cm" svg:y="13.92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824cm" svg:height="2.947cm" svg:x="23.218cm" svg:y="17.01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498cm" svg:height="1.442cm" svg:x="1.968cm" svg:y="20.14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5cm" svg:height="1.442cm" svg:x="4.612cm" svg:y="20.14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5cm" svg:height="1.442cm" svg:x="7.257cm" svg:y="20.14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499cm" svg:height="1.442cm" svg:x="9.903cm" svg:y="20.14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831cm" svg:height="1.442cm" svg:x="0.021cm" svg:y="20.14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832cm" svg:height="1.442cm" svg:x="23.215cm" svg:y="20.14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498cm" svg:height="1.442cm" svg:x="12.61cm" svg:y="20.14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5cm" svg:height="1.442cm" svg:x="15.255cm" svg:y="20.14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501cm" svg:height="1.442cm" svg:x="17.9cm" svg:y="20.14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499cm" svg:height="1.442cm" svg:x="20.546cm" svg:y="20.14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499cm" svg:height="1.454cm" svg:x="1.968cm" svg:y="-0.00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5cm" svg:height="1.454cm" svg:x="4.613cm" svg:y="-0.00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5cm" svg:height="1.454cm" svg:x="7.258cm" svg:y="-0.00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499cm" svg:height="1.454cm" svg:x="9.904cm" svg:y="-0.00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837cm" svg:height="1.443cm" svg:x="-0.002cm" svg:y="0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832cm" svg:height="1.454cm" svg:x="23.218cm" svg:y="-0.00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498cm" svg:height="1.454cm" svg:x="12.609cm" svg:y="-0.00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5cm" svg:height="1.454cm" svg:x="15.254cm" svg:y="-0.00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499cm" svg:height="1.454cm" svg:x="17.899cm" svg:y="-0.00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499cm" svg:height="1.454cm" svg:x="20.545cm" svg:y="-0.001cm">
            <text:p/>
            <draw:enhanced-geometry svg:viewBox="0 0 21600 21600" draw:type="rectangle" draw:enhanced-path="M 0 0 L 21600 0 21600 21600 0 21600 0 0 Z N"/>
          </draw:custom-shape>
        </draw:g>
        <draw:frame draw:style-name="gr2" draw:text-style-name="P1" draw:layer="layout" svg:width="2.515cm" svg:height="2.946cm" svg:x="9.93cm" svg:y="13.953cm">
          <draw:image xlink:href="Pictures/100000000000015D000001900A2DF76A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04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hael </meta:initial-creator>
    <meta:creation-date>2014-08-13T11:38:36</meta:creation-date>
    <dc:date>2014-08-14T12:58:36</dc:date>
    <dc:creator>Michael </dc:creator>
    <meta:editing-duration>PT59M4S</meta:editing-duration>
    <meta:editing-cycles>10</meta:editing-cycles>
    <meta:generator>LibreOffice/3.5$Linux_x86 LibreOffice_project/350m1$Build-2</meta:generator>
    <meta:document-statistic meta:object-count="410"/>
  </office:meta>
</office:document-meta>
</file>